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style:font-size-asian="12pt" style:font-size-complex="12pt"/>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text-align="start" style:justify-single-word="false" fo:text-indent="-0.25in" style:auto-text-indent="false" fo:background-color="transparent">
        <style:background-image/>
      </style:paragraph-properties>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style>
    <style:style style:name="P16" style:family="paragraph" style:parent-style-name="Standard" style:list-style-name="L2">
      <style:paragraph-properties fo:text-align="start" style:justify-single-word="false"/>
    </style:style>
    <style:style style:name="P17" style:family="paragraph" style:parent-style-name="Standard" style:list-style-name="L3">
      <style:paragraph-properties fo:text-align="start" style:justify-single-word="false"/>
    </style:style>
    <style:style style:name="P18" style:family="paragraph" style:parent-style-name="Standard" style:list-style-name="L6">
      <style:paragraph-properties fo:text-align="start" style:justify-single-word="false"/>
    </style:style>
    <style:style style:name="P19" style:family="paragraph" style:parent-style-name="Standard" style:list-style-name="L2">
      <style:paragraph-properties fo:text-align="start" style:justify-single-word="false"/>
      <style:text-properties fo:font-size="12pt" style:font-size-asian="12pt" style:font-size-complex="12pt"/>
    </style:style>
    <style:style style:name="P20"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2">
      <style:paragraph-properties fo:text-align="start" style:justify-single-word="false"/>
      <style:text-properties fo:font-size="12pt" fo:font-style="normal" fo:background-color="transparent" style:font-size-asian="12pt" style:font-style-asian="normal" style:font-size-complex="12pt" style:font-style-complex="normal"/>
    </style:style>
    <style:style style:name="P22" style:family="paragraph" style:parent-style-name="Standard" style:list-style-name="L2">
      <style:paragraph-properties fo:text-align="start" style:justify-single-word="false"/>
      <style:text-properties fo:font-size="12pt" fo:font-style="normal" fo:background-color="#b3b3b3" style:font-size-asian="12pt" style:font-style-asian="normal" style:font-size-complex="12pt" style:font-style-complex="normal"/>
    </style:style>
    <style:style style:name="P23" style:family="paragraph" style:parent-style-name="Standard" style:list-style-name="L3">
      <style:paragraph-properties fo:text-align="start" style:justify-single-word="false"/>
      <style:text-properties fo:background-color="transparent"/>
    </style:style>
    <style:style style:name="P24" style:family="paragraph" style:parent-style-name="Standard" style:list-style-name="L3">
      <style:paragraph-properties fo:margin-left="0.9846in" fo:margin-right="0in" fo:text-align="start" style:justify-single-word="false" fo:text-indent="-0.25in" style:auto-text-indent="false"/>
    </style:style>
    <style:style style:name="P25" style:family="paragraph" style:parent-style-name="Standard">
      <style:paragraph-properties fo:margin-left="0.9846in" fo:margin-right="0in" fo:text-align="start" style:justify-single-word="false" fo:text-indent="-0.25in" style:auto-text-indent="false" fo:background-color="transparent">
        <style:background-image/>
      </style:paragraph-properties>
    </style:style>
    <style:style style:name="P26" style:family="paragraph" style:parent-style-name="Standard" style:list-style-name="L3">
      <style:paragraph-properties fo:margin-left="0.9846in" fo:margin-right="0in" fo:text-align="start" style:justify-single-word="false" fo:text-indent="-0.25in" style:auto-text-indent="false" fo:background-color="transparent">
        <style:background-image/>
      </style:paragraph-properties>
    </style:style>
    <style:style style:name="P27" style:family="paragraph" style:parent-style-name="Standard" style:list-style-name="L4">
      <style:paragraph-properties fo:margin-left="0.9846in" fo:margin-right="0in" fo:text-align="start" style:justify-single-word="false" fo:text-indent="-0.25in" style:auto-text-indent="false" fo:background-color="transparent">
        <style:background-image/>
      </style:paragraph-properties>
    </style:style>
    <style:style style:name="P28" style:family="paragraph" style:parent-style-name="Standard" style:list-style-name="L5">
      <style:paragraph-properties fo:margin-left="0.9846in" fo:margin-right="0in" fo:text-align="start" style:justify-single-word="false" fo:text-indent="-0.25in" style:auto-text-indent="false" fo:background-color="transparent">
        <style:background-image/>
      </style:paragraph-properties>
    </style:style>
    <style:style style:name="P29" style:family="paragraph" style:parent-style-name="Standard" style:list-style-name="L9">
      <style:paragraph-properties fo:margin-left="0.9846in" fo:margin-right="0in" fo:text-align="start" style:justify-single-word="false" fo:text-indent="-0.25in" style:auto-text-indent="false" fo:background-color="transparent">
        <style:background-image/>
      </style:paragraph-properties>
    </style:style>
    <style:style style:name="P30" style:family="paragraph" style:parent-style-name="Standard" style:list-style-name="L10">
      <style:paragraph-properties fo:margin-left="0.9846in" fo:margin-right="0in" fo:text-align="start" style:justify-single-word="false" fo:text-indent="-0.25in" style:auto-text-indent="false" fo:background-color="transparent">
        <style:background-image/>
      </style:paragraph-properties>
    </style:style>
    <style:style style:name="P31" style:family="paragraph" style:parent-style-name="Standard" style:list-style-name="L3">
      <style:paragraph-properties fo:margin-left="0.9846in" fo:margin-right="0in" fo:text-align="start" style:justify-single-word="false" fo:text-indent="-0.25in" style:auto-text-indent="false" fo:background-color="transparent">
        <style:background-image/>
      </style:paragraph-properties>
      <style:text-properties fo:background-color="transparent"/>
    </style:style>
    <style:style style:name="P32" style:family="paragraph" style:parent-style-name="Standard" style:list-style-name="L3">
      <style:paragraph-properties fo:margin-left="0.9846in" fo:margin-right="0in" fo:text-align="start" style:justify-single-word="false" fo:text-indent="-0.25in" style:auto-text-indent="false" fo:background-color="transparent">
        <style:background-image/>
      </style:paragraph-properties>
      <style:text-properties fo:font-style="normal" fo:background-color="transparent" style:font-style-asian="normal" style:font-style-complex="normal"/>
    </style:style>
    <style:style style:name="P33" style:family="paragraph" style:parent-style-name="Standard">
      <style:paragraph-properties fo:margin-left="0.9846in" fo:margin-right="0in" fo:text-align="start" style:justify-single-word="false" fo:text-indent="-0.25in" style:auto-text-indent="false" fo:background-color="transparent">
        <style:background-image/>
      </style:paragraph-properties>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4" style:family="paragraph" style:parent-style-name="Standard" style:list-style-name="L4">
      <style:paragraph-properties fo:margin-left="0.9846in" fo:margin-right="0in" fo:text-align="start" style:justify-single-word="false" fo:text-indent="-0.25in" style:auto-text-indent="false" fo:background-color="transparent">
        <style:background-image/>
      </style:paragraph-properties>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Standard" style:list-style-name="L5">
      <style:paragraph-properties fo:margin-left="0.9846in" fo:margin-right="0in" fo:text-align="start" style:justify-single-word="false" fo:text-indent="-0.25in" style:auto-text-indent="false" fo:background-color="transparent">
        <style:background-image/>
      </style:paragraph-properties>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6" style:family="paragraph" style:parent-style-name="Standard" style:list-style-name="L10">
      <style:paragraph-properties fo:margin-left="0.9846in" fo:margin-right="0in" fo:text-align="start" style:justify-single-word="false" fo:text-indent="-0.25in" style:auto-text-indent="false" fo:background-color="transparent">
        <style:background-image/>
      </style:paragraph-properties>
      <style:text-properties fo:font-weight="bold" style:font-weight-asian="bold" style:font-weight-complex="bold"/>
    </style:style>
    <style:style style:name="P37" style:family="paragraph" style:parent-style-name="Standard" style:list-style-name="L5">
      <style:paragraph-properties fo:margin-left="0.9846in" fo:margin-right="0in" fo:text-align="start" style:justify-single-word="false" fo:text-indent="-0.25in" style:auto-text-indent="false" fo:background-color="transparent">
        <style:background-image/>
      </style:paragraph-properties>
      <style:text-properties fo:font-weight="normal" style:font-weight-asian="normal" style:font-weight-complex="normal"/>
    </style:style>
    <style:style style:name="P38" style:family="paragraph" style:parent-style-name="Standard" style:list-style-name="L3">
      <style:paragraph-properties fo:margin-left="0.4925in" fo:margin-right="0in" fo:text-align="start" style:justify-single-word="false" fo:text-indent="-0.25in" style:auto-text-indent="false"/>
    </style:style>
    <style:style style:name="P39" style:family="paragraph" style:parent-style-name="Standard" style:list-style-name="L3">
      <style:paragraph-properties fo:margin-left="0.4925in" fo:margin-right="0in" fo:text-align="start" style:justify-single-word="false" fo:text-indent="-0.25in" style:auto-text-indent="false"/>
      <style:text-properties fo:background-color="transparent"/>
    </style:style>
    <style:style style:name="P40" style:family="paragraph" style:parent-style-name="Standard" style:list-style-name="L3">
      <style:paragraph-properties fo:margin-left="0.4925in" fo:margin-right="0in" fo:text-align="start" style:justify-single-word="false" fo:text-indent="-0.25in" style:auto-text-indent="false" fo:background-color="transparent">
        <style:background-image/>
      </style:paragraph-properties>
    </style:style>
    <style:style style:name="P41" style:family="paragraph" style:parent-style-name="Standard" style:list-style-name="L3">
      <style:paragraph-properties fo:margin-left="0.4925in" fo:margin-right="0in" fo:text-align="start" style:justify-single-word="false" fo:text-indent="-0.25in" style:auto-text-indent="false" fo:background-color="transparent">
        <style:background-image/>
      </style:paragraph-properties>
      <style:text-properties fo:font-style="normal" fo:background-color="transparent" style:font-style-asian="normal" style:font-style-complex="normal"/>
    </style:style>
    <style:style style:name="P42" style:family="paragraph" style:parent-style-name="Standard" style:list-style-name="L3">
      <style:paragraph-properties fo:margin-left="0.4925in" fo:margin-right="0in" fo:text-align="start" style:justify-single-word="false" fo:text-indent="-0.25in" style:auto-text-indent="false" fo:background-color="transparent">
        <style:background-image/>
      </style:paragraph-properties>
      <style:text-properties fo:background-color="transparent"/>
    </style:style>
    <style:style style:name="P43" style:family="paragraph" style:parent-style-name="Standard" style:list-style-name="L4">
      <style:paragraph-properties fo:margin-left="0.4925in" fo:margin-right="0in" fo:text-align="start" style:justify-single-word="false" fo:text-indent="-0.25in" style:auto-text-indent="false" fo:background-color="transparent">
        <style:background-image/>
      </style:paragraph-properties>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4" style:family="paragraph" style:parent-style-name="Standard">
      <style:paragraph-properties fo:margin-left="0.4925in" fo:margin-right="0in" fo:text-align="start" style:justify-single-word="false" fo:text-indent="-0.25in" style:auto-text-indent="false" fo:background-color="transparent">
        <style:background-image/>
      </style:paragraph-properties>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6" style:family="paragraph" style:parent-style-name="Standard" style:list-style-name="L3">
      <style:paragraph-properties fo:margin-left="0in" fo:margin-right="0in" fo:text-align="start" style:justify-single-word="false" fo:text-indent="0in" style:auto-text-indent="false" fo:background-color="transparent">
        <style:background-image/>
      </style:paragraph-properties>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margin-left="0in" fo:margin-right="0in" fo:text-align="start" style:justify-single-word="false" fo:text-indent="0in" style:auto-text-indent="false" fo:background-color="transparent">
        <style:background-image/>
      </style:paragraph-properties>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49" style:family="paragraph" style:parent-style-name="Standard" style:list-style-name="L5">
      <style:paragraph-properties fo:margin-left="0in" fo:margin-right="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50" style:family="paragraph" style:parent-style-name="Standard">
      <style:paragraph-properties fo:margin-left="0in" fo:margin-right="0in" fo:text-align="start" style:justify-single-word="false" fo:text-indent="0in" style:auto-text-indent="false" fo:background-color="transparent">
        <style:background-image/>
      </style:paragraph-properties>
    </style:style>
    <style:style style:name="P51" style:family="paragraph" style:parent-style-name="Standard" style:list-style-name="L4">
      <style:paragraph-properties fo:text-align="start" style:justify-single-word="false" fo:background-color="transparent">
        <style:background-image/>
      </style:paragraph-properties>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52" style:family="paragraph" style:parent-style-name="Standard" style:list-style-name="L9">
      <style:paragraph-properties fo:text-align="start" style:justify-single-word="false" fo:background-color="transparent">
        <style:background-image/>
      </style:paragraph-properties>
    </style:style>
    <style:style style:name="P53" style:family="paragraph" style:parent-style-name="Standard" style:list-style-name="L5">
      <style:paragraph-properties fo:text-align="start" style:justify-single-word="false" fo:background-color="transparent">
        <style:background-image/>
      </style:paragraph-properties>
      <style:text-properties fo:font-weight="bold" style:font-weight-asian="bold" style:font-weight-complex="bold"/>
    </style:style>
    <style:style style:name="P54" style:family="paragraph" style:parent-style-name="Standard" style:list-style-name="L10">
      <style:paragraph-properties fo:text-align="start" style:justify-single-word="false" fo:background-color="transparent">
        <style:background-image/>
      </style:paragraph-properties>
      <style:text-properties fo:font-weight="bold" style:font-weight-asian="bold" style:font-weight-complex="bold"/>
    </style:style>
    <style:style style:name="P55" style:family="paragraph" style:parent-style-name="Standard" style:list-style-name="L4">
      <style:paragraph-properties fo:margin-left="1.4772in" fo:margin-right="0in" fo:text-align="start" style:justify-single-word="false" fo:text-indent="-0.25in" style:auto-text-indent="false" fo:background-color="transparent">
        <style:background-image/>
      </style:paragraph-properties>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list-style-name="L5">
      <style:paragraph-properties fo:margin-left="1.4772in" fo:margin-right="0in" fo:text-align="start" style:justify-single-word="false" fo:text-indent="-0.25in" style:auto-text-indent="false" fo:background-color="transparent">
        <style:background-image/>
      </style:paragraph-properties>
    </style:style>
    <style:style style:name="P57" style:family="paragraph" style:parent-style-name="Standard" style:list-style-name="L10">
      <style:paragraph-properties fo:margin-left="1.4772in" fo:margin-right="0in" fo:text-align="start" style:justify-single-word="false" fo:text-indent="-0.25in" style:auto-text-indent="false" fo:background-color="transparent">
        <style:background-image/>
      </style:paragraph-properties>
    </style:style>
    <style:style style:name="P58" style:family="paragraph" style:parent-style-name="Standard" style:list-style-name="L4">
      <style:paragraph-properties fo:margin-left="1.4772in" fo:margin-right="0in" fo:text-align="start" style:justify-single-word="false" fo:text-indent="-0.25in" style:auto-text-indent="false" fo:background-color="transparent">
        <style:background-image/>
      </style:paragraph-properties>
    </style:style>
    <style:style style:name="P59" style:family="paragraph" style:parent-style-name="Standard" style:list-style-name="L5">
      <style:paragraph-properties fo:margin-left="1.4772in" fo:margin-right="0in" fo:text-align="start" style:justify-single-word="false" fo:text-indent="-0.25in" style:auto-text-indent="false" fo:background-color="transparent">
        <style:background-image/>
      </style:paragraph-properties>
      <style:text-properties fo:font-weight="normal" style:font-weight-asian="normal" style:font-weight-complex="normal"/>
    </style:style>
    <style:style style:name="P60" style:family="paragraph" style:parent-style-name="Standard" style:list-style-name="L10">
      <style:paragraph-properties fo:margin-left="1.4772in" fo:margin-right="0in" fo:text-align="start" style:justify-single-word="false" fo:text-indent="-0.25in" style:auto-text-indent="false" fo:background-color="transparent">
        <style:background-image/>
      </style:paragraph-properties>
      <style:text-properties fo:font-weight="bold"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fo:background-color="transparent" style:font-size-asian="12pt" style:font-style-asian="normal" style:font-size-complex="12pt" style:font-style-complex="normal"/>
    </style:style>
    <style:style style:name="T6" style:family="text">
      <style:text-properties fo:font-size="12pt" fo:font-style="normal" fo:background-color="#b3b3b3" style:font-size-asian="12pt" style:font-style-asian="normal" style:font-size-complex="12pt" style:font-style-complex="normal"/>
    </style:style>
    <style:style style:name="T7" style:family="text">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9" style:family="text">
      <style:text-properties fo:font-size="12pt" style:font-size-asian="12pt" style:font-size-complex="12pt"/>
    </style:style>
    <style:style style:name="T10" style:family="text">
      <style:text-properties fo:font-size="12pt" fo:background-color="transparent" style:font-size-asian="12pt" style:font-size-complex="12pt"/>
    </style:style>
    <style:style style:name="T11" style:family="text">
      <style:text-properties fo:font-size="12pt" fo:font-weight="bold" fo:background-color="transparent" style:font-size-asian="12pt" style:font-weight-asian="bold" style:font-size-complex="12pt" style:font-weight-complex="bold"/>
    </style:style>
    <style:style style:name="T12" style:family="text">
      <style:text-properties fo:font-style="italic" style:font-style-asian="italic" style:font-style-complex="italic"/>
    </style:style>
    <style:style style:name="T13" style:family="text">
      <style:text-properties fo:font-style="italic" fo:background-color="transparent"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background-color="#b3b3b3"/>
    </style:style>
    <style:style style:name="T16" style:family="text">
      <style:text-properties fo:font-style="normal" style:font-style-asian="normal" style:font-style-complex="normal"/>
    </style:style>
    <style:style style:name="T17" style:family="text">
      <style:text-properties fo:font-style="normal" fo:background-color="#b3b3b3"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font-style="normal" fo:font-weight="bold" fo:background-color="transparent" style:font-style-asian="normal" style:font-weight-asian="bold" style:font-style-complex="normal"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style:style>
    <style:style style:name="T25" style:family="text">
      <style:text-properties fo:background-color="transparent"/>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style:font-weight-asian="bold"/>
    </style:style>
    <style:style style:name="T29" style:family="text">
      <style:text-properties style:font-weight-complex="bold"/>
    </style:style>
    <style:style style:name="T30" style:family="text">
      <style:text-properties style:font-weight-asian="normal"/>
    </style:style>
    <style:style style:name="T31"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Batch 2.0 User Manual</text:p>
      <text:p text:style-name="P8"/>
      <text:p text:style-name="P4">System Requirements</text:p>
      <text:p text:style-name="P9"/>
      <text:list xml:id="list815168579" text:style-name="L1">
        <text:list-item>
          <text:p text:style-name="P15"><text:span text:style-name="T1">SeaDAS 6.2 installed (</text:span><text:a xlink:type="simple" xlink:href="http://oceancolor.gsfc.nasa.gov/seadas/"><text:span text:style-name="T1">http://oceancolor.gsfc.nasa.gov/seadas/</text:span></text:a><text:span text:style-name="T1">).</text:span></text:p>
        </text:list-item>
        <text:list-item>
          <text:p text:style-name="P15"><text:span text:style-name="T2">bash</text:span><text:span text:style-name="T1"> as your UNIX shell environment.</text:span></text:p>
        </text:list-item>
      </text:list>
      <text:p text:style-name="P7"/>
      <text:p text:style-name="P4">Installation</text:p>
      <text:p text:style-name="P7"/>
      <text:p text:style-name="P7">To install SeaBatch follow these steps:</text:p>
      <text:p text:style-name="P9"/>
      <text:list xml:id="list905559839" text:style-name="L2">
        <text:list-item>
          <text:p text:style-name="P19">Open a terminal window.</text:p>
        </text:list-item>
        <text:list-item>
          <text:p text:style-name="P16"><text:span text:style-name="T9">Construct the directory where you want SeaBatch to be installed: </text:span><text:span text:style-name="T6">mkdir ~/seabatch2.0</text:span></text:p>
          <text:list>
            <text:list-item>
              <text:p text:style-name="P16"><text:span text:style-name="T11">N</text:span><text:span text:style-name="T24">ote</text:span><text:span text:style-name="T23">:</text:span> The above command will construct the SeaBatch installation directory in a standard location (your home directory: <text:span text:style-name="T12">~</text:span>), with a standard name (<text:span text:style-name="T12">seabatch2.0</text:span>). However, this directory can be located anywhere on your system <text:span text:style-name="T9">as long as it is separate from any previous SeaBatch installations. It can be named whatever you would like.</text:span></text:p>
            </text:list-item>
          </text:list>
        </text:list-item>
        <text:list-item>
          <text:p text:style-name="P16"><text:span text:style-name="T9">Download the file </text:span><text:span text:style-name="T3">seabatch2.0.tar.gz </text:span><text:span text:style-name="T4">and place it in the SeaBatch installation directory.</text:span></text:p>
        </text:list-item>
        <text:list-item>
          <text:p text:style-name="P19">Change directories to the SeaBatch installation directory: </text:p>
          <text:list>
            <text:list-item>
              <text:p text:style-name="P16"><text:span text:style-name="T10">Standard installation directory: </text:span><text:span text:style-name="T6">cd ~/seabatch2.0</text:span></text:p>
            </text:list-item>
            <text:list-item>
              <text:p text:style-name="P16"><text:span text:style-name="T5">Otherwise: </text:span><text:span text:style-name="T6">cd seabatch_installation_directory</text:span></text:p>
            </text:list-item>
          </text:list>
        </text:list-item>
        <text:list-item>
          <text:p text:style-name="P19">Unzip the file <text:span text:style-name="T12">seabatch2.0.tar.gz</text:span><text:span text:style-name="T16">: </text:span><text:span text:style-name="T17">tar -xzpf seabatch2.0.tar.gz</text:span></text:p>
        </text:list-item>
        <text:list-item>
          <text:p text:style-name="P20">Run the installation script <text:span text:style-name="T12">install_seabatch.sh</text:span>: <text:span text:style-name="T15">./install_seabatch.sh</text:span></text:p>
        </text:list-item>
        <text:list-item>
          <text:p text:style-name="P21">Close the terminal window.</text:p>
          <text:p text:style-name="P22"/>
        </text:list-item>
      </text:list>
      <text:p text:style-name="P6">General Instructions</text:p>
      <text:p text:style-name="P10"/>
      <text:p text:style-name="P11">When running SeaBatch follow these steps:</text:p>
      <text:p text:style-name="P11"/>
      <text:list xml:id="list1840528230" text:style-name="L3">
        <text:list-item>
          <text:p text:style-name="P17">Obtain your data files. SeaBatch is capable of working with the following file types:</text:p>
        </text:list-item>
        <text:list-item>
          <text:p text:style-name="P24">MODIS (Aqua/Terra) and SeaWiFS Level-1A</text:p>
        </text:list-item>
        <text:list-item>
          <text:p text:style-name="P24"/>
        </text:list-item>
        <text:list-item>
          <text:p text:style-name="P24"><text:span text:style-name="T23">Note:</text:span> It is suggested that you use data files obtained from NASA's Ocean Biology Processing Group (http://oceancolor.gsfc.nasa.gov/), or data files originally obtained from that site and then processed with SeaBatch. although other sources are possible. SeaBatch is capable of working with the following file types:</text:p>
        </text:list-item>
        <text:list-item>
          <text:p text:style-name="P38">Open a terminal window.</text:p>
        </text:list-item>
        <text:list-item>
          <text:p text:style-name="P38">Change directories to your data directory: <text:span text:style-name="T15">cd data_directory</text:span></text:p>
        </text:list-item>
        <text:list-item>
          <text:p text:style-name="P39">Ensure that your working directory is correct: </text:p>
        </text:list-item>
        <text:list-item>
          <text:p text:style-name="P24"><text:span text:style-name="T25">View your working directory: </text:span><text:span text:style-name="T15">pwd</text:span></text:p>
        </text:list-item>
        <text:list-item>
          <text:p text:style-name="P24"><text:span text:style-name="T25">View the files in your working directory: </text:span><text:span text:style-name="T15">ls</text:span></text:p>
        </text:list-item>
        <text:list-item>
          <text:p text:style-name="P38">Ensure that your data files are unzipped:</text:p>
        </text:list-item>
        <text:list-item>
          <text:p text:style-name="P24">For data files with a <text:span text:style-name="T12">.bz2</text:span> suffix: <text:span text:style-name="T15">bunzip2 *.bz2</text:span></text:p>
        </text:list-item>
        <text:list-item>
          <text:p text:style-name="P24"><text:span text:style-name="T25">For data files with a </text:span><text:span text:style-name="T13">.gz</text:span><text:span text:style-name="T25"> suffix: </text:span><text:span text:style-name="T15">gunzip *.gz</text:span></text:p>
        </text:list-item>
        <text:list-item>
          <text:p text:style-name="P40"><text:soft-page-break/><text:span text:style-name="T25">Use your favorite text editor (e.g. TextEdit, gedit, vi) to open the file </text:span><text:span text:style-name="T13">seabatch_parameter_file.txt</text:span><text:span text:style-name="T18">. This is the file that you modify in order to specify your processing parameters. </text:span></text:p>
        </text:list-item>
        <text:list-item>
          <text:p text:style-name="P40"><text:span text:style-name="T18">Modify the file </text:span><text:span text:style-name="T13">seabatch_parameter_file.txt</text:span><text:span text:style-name="T18"> to specify your processing parameters.</text:span></text:p>
        </text:list-item>
        <text:list-item>
          <text:p text:style-name="P26"><text:span text:style-name="T19">Note:</text:span><text:span text:style-name="T18"> Some processing parameters must always be specified, while others are only specified depending on the type of processing you wish to do. Refer to the appropriate sections of </text:span><text:span text:style-name="T13">Processing Parameters</text:span><text:span text:style-name="T18"> below, which detail the processing parameters that must be specified given the type of processing.</text:span></text:p>
        </text:list-item>
        <text:list-item>
          <text:p text:style-name="P40"><text:span text:style-name="T18">Save the file </text:span><text:span text:style-name="T13">seabatch_parameter_file.txt</text:span><text:span text:style-name="T18">.</text:span></text:p>
        </text:list-item>
        <text:list-item>
          <text:p text:style-name="P23">Ensure again that your working directory is correct: </text:p>
        </text:list-item>
        <text:list-item>
          <text:p text:style-name="P24"><text:span text:style-name="T25">View your working directory: </text:span><text:span text:style-name="T15">pwd</text:span></text:p>
        </text:list-item>
        <text:list-item>
          <text:p text:style-name="P24"><text:span text:style-name="T18">View the files in your working directory: </text:span><text:span text:style-name="T17">ls</text:span></text:p>
        </text:list-item>
        <text:list-item>
          <text:p text:style-name="P31"><text:span text:style-name="T20">Note:</text:span><text:span text:style-name="T16"> SeaBatch must be run from your data directory.</text:span></text:p>
        </text:list-item>
        <text:list-item>
          <text:p text:style-name="P40"><text:span text:style-name="T18">Run SeaBatch: </text:span><text:span text:style-name="T17">seabatch</text:span></text:p>
        </text:list-item>
        <text:list-item>
          <text:p text:style-name="P41">Processing has started! Monitor the terminal window to determine when processing has completed (either due to finishing successfully, or stopping because of an error).</text:p>
        </text:list-item>
        <text:list-item>
          <text:p text:style-name="P42"><text:span text:style-name="T20">Note:</text:span><text:span text:style-name="T16"> When SeaBatch is run a log directory is constructed within your data directory, with a name corresponding to the date and time when processing began. Examine this log directory upon the completion of processing, as it contains:</text:span></text:p>
        </text:list-item>
        <text:list-item>
          <text:p text:style-name="P32">A log file, which is a copy of everything that was output to the terminal window. Examination of this file is the only way to ensure that SeaBatch did what you want.</text:p>
        </text:list-item>
        <text:list-item>
          <text:p text:style-name="P26"><text:span text:style-name="T18">Lists of files that caused specific scripts to error (see the </text:span><text:span text:style-name="T13">error</text:span><text:span text:style-name="T18"> subdirectory).</text:span></text:p>
        </text:list-item>
        <text:list-item>
          <text:p text:style-name="P26"><text:span text:style-name="T18">Lists of files that were input to specific scripts (see the </text:span><text:span text:style-name="T13">file_list</text:span><text:span text:style-name="T18"> subdirectory).</text:span></text:p>
          <text:p text:style-name="P46"/>
          <text:p text:style-name="P48">Processing Parameters</text:p>
        </text:list-item>
      </text:list>
      <text:p text:style-name="P12"/>
      <text:p text:style-name="P13">Some processing parameters must always be specified, while others are only specified depending on the type of processing you wish to do. Refer to the appropriate sections below, which detail the processing parameters that must be specified given the type of processing.</text:p>
      <text:p text:style-name="P13"/>
      <text:p text:style-name="P12">All Processing</text:p>
      <text:p text:style-name="P13"/>
      <text:p text:style-name="P13">The following processing parameters must be specified for all processing:</text:p>
      <text:p text:style-name="P13"/>
      <text:list xml:id="list568947021" text:style-name="L4">
        <text:list-item>
          <text:p text:style-name="P51">SENSOR</text:p>
        </text:list-item>
        <text:list-item>
          <text:p text:style-name="P27"><text:span text:style-name="T8">Use:</text:span><text:span text:style-name="T7"> Indicate the sensor from which your data files have been derived.</text:span></text:p>
        </text:list-item>
        <text:list-item>
          <text:p text:style-name="P27"><text:span text:style-name="T8">Valid entries:</text:span><text:span text:style-name="T7"> </text:span></text:p>
        </text:list-item>
        <text:list-item>
          <text:p text:style-name="P58"><text:span text:style-name="T8">'AQUA':</text:span><text:span text:style-name="T7"> Your data file are MODIS-Aqua files.</text:span></text:p>
        </text:list-item>
        <text:list-item>
          <text:p text:style-name="P58"><text:span text:style-name="T8">'TERRA':</text:span><text:span text:style-name="T7"> Your data files are MODIS-Terra files.</text:span></text:p>
        </text:list-item>
        <text:list-item>
          <text:p text:style-name="P58"><text:span text:style-name="T8">'SEAWIFS':</text:span><text:span text:style-name="T7"> Your data files are SeaWiFS files.</text:span></text:p>
        </text:list-item>
        <text:list-item>
          <text:p text:style-name="P27"><text:span text:style-name="T8">Example:</text:span><text:span text:style-name="T7"> Indicate that your data files are derived from the MODIS-Terra sensor:</text:span></text:p>
          <text:p text:style-name="P55">SENSOR='TERRA'</text:p>
        </text:list-item>
        <text:list-item>
          <text:p text:style-name="P27"><text:span text:style-name="T8">Note:</text:span><text:span text:style-name="T7"> Entry must be capitalized and surrounded by single quotes.</text:span></text:p>
          <text:p text:style-name="P34"/>
        </text:list-item>
        <text:list-item>
          <text:p text:style-name="P43">PROCESS</text:p>
        </text:list-item>
        <text:list-item>
          <text:p text:style-name="P27"><text:span text:style-name="T8">Use:</text:span><text:span text:style-name="T7"> Indicate if your data will be processed. In this context process specifically refers to processing your data files to successive data levels.</text:span></text:p>
        </text:list-item>
        <text:list-item>
          <text:p text:style-name="P27"><text:soft-page-break/><text:span text:style-name="T8">Valid entries:</text:span></text:p>
        </text:list-item>
        <text:list-item>
          <text:p text:style-name="P58"><text:span text:style-name="T8">'YES':</text:span><text:span text:style-name="T7"> Your data files will be processed to successive <text:s/>data levels.</text:span></text:p>
        </text:list-item>
        <text:list-item>
          <text:p text:style-name="P58"><text:span text:style-name="T8">'NO':</text:span><text:span text:style-name="T7"> Your data files will not be processed to successive data levels.</text:span></text:p>
        </text:list-item>
        <text:list-item>
          <text:p text:style-name="P27"><text:span text:style-name="T8">Example:</text:span><text:span text:style-name="T7"> Indicate that your data files will be processed to successive <text:s/>data levels:</text:span></text:p>
          <text:p text:style-name="P55">PROCESS='YES'</text:p>
        </text:list-item>
        <text:list-item>
          <text:p text:style-name="P27"><text:span text:style-name="T8">Note: </text:span><text:span text:style-name="T7">If PROCESS and LOAD_OUPUT (see below) are both set to 'YES', then your data files will first be processed, and then loaded and output. </text:span></text:p>
        </text:list-item>
        <text:list-item>
          <text:p text:style-name="P27"><text:span text:style-name="T8">Note:</text:span><text:span text:style-name="T7"> Entry must be capitalized and surrounded by single quotes.</text:span></text:p>
          <text:p text:style-name="P34"/>
        </text:list-item>
        <text:list-item>
          <text:p text:style-name="P43">LOAD_OUTPUT</text:p>
        </text:list-item>
        <text:list-item>
          <text:p text:style-name="P27"><text:span text:style-name="T8">Use:</text:span><text:span text:style-name="T7"> Indicate if your data will be loaded into the SeaDAS memory, and then output as various file types.</text:span></text:p>
        </text:list-item>
        <text:list-item>
          <text:p text:style-name="P27"><text:span text:style-name="T8">Valid entries:</text:span><text:span text:style-name="T7"> </text:span></text:p>
        </text:list-item>
        <text:list-item>
          <text:p text:style-name="P58"><text:span text:style-name="T8">'YES':</text:span><text:span text:style-name="T7"> Your data files will be loaded into the SeaDAS memory, and then output as various file types.</text:span></text:p>
        </text:list-item>
        <text:list-item>
          <text:p text:style-name="P58"><text:span text:style-name="T8">'NO':</text:span><text:span text:style-name="T7"> Your data files will not be loaded into the SeaDAS memory, and then output as various file types.</text:span></text:p>
        </text:list-item>
        <text:list-item>
          <text:p text:style-name="P27"><text:span text:style-name="T8">Example:</text:span><text:span text:style-name="T7"> Indicate that your data will be loaded into SeaDAS, and then output as various file types:</text:span></text:p>
          <text:p text:style-name="P55">LOAD='YES'</text:p>
        </text:list-item>
        <text:list-item>
          <text:p text:style-name="P27"><text:span text:style-name="T8">Note: </text:span><text:span text:style-name="T7">If PROCESS (see above) and LOAD_OUPUT are both set to 'YES', then your data files will first be processed, and then loaded and output.</text:span></text:p>
        </text:list-item>
        <text:list-item>
          <text:p text:style-name="P27"><text:span text:style-name="T8">Note:</text:span><text:span text:style-name="T7"> Entry must be capitalized and surrounded by single quotes.</text:span></text:p>
        </text:list-item>
      </text:list>
      <text:p text:style-name="P33"/>
      <text:p text:style-name="P12">If PROCESS is set to 'YES'</text:p>
      <text:p text:style-name="P14"/>
      <text:p text:style-name="P13">The following processing parameters must be specified if you are processing your data files to successive data levels:</text:p>
      <text:p text:style-name="P13"/>
      <text:list xml:id="list860822302" text:style-name="L5">
        <text:list-item>
          <text:p text:style-name="P53">START_LEVEL</text:p>
        </text:list-item>
        <text:list-item>
          <text:p text:style-name="P28"><text:span text:style-name="T23">Use:</text:span><text:span text:style-name="T27"> Indicate the data level of the data files you will process.</text:span></text:p>
        </text:list-item>
        <text:list-item>
          <text:p text:style-name="P28"><text:span text:style-name="T23">Valid entries:</text:span><text:span text:style-name="T27"> </text:span></text:p>
        </text:list-item>
        <text:list-item>
          <text:p text:style-name="P56"><text:span text:style-name="T23">'1':</text:span><text:span text:style-name="T27"> The data level of your data files is Level-1A.</text:span></text:p>
        </text:list-item>
        <text:list-item>
          <text:p text:style-name="P56"><text:span text:style-name="T23">'2':</text:span><text:span text:style-name="T27"> The data level of your data files is Level-2.</text:span></text:p>
        </text:list-item>
        <text:list-item>
          <text:p text:style-name="P28"><text:span text:style-name="T23">Example:</text:span><text:span text:style-name="T27"> Indicate that the data level of the data files you will process is Level-1A:</text:span></text:p>
          <text:p text:style-name="P59">START_LEVEL='1'</text:p>
        </text:list-item>
        <text:list-item>
          <text:p text:style-name="P28"><text:span text:style-name="T23">Note:</text:span><text:span text:style-name="T27"> START_LEVEL and END_LEVEL (see below) cannot be set to the same value.</text:span></text:p>
        </text:list-item>
        <text:list-item>
          <text:p text:style-name="P28"><text:span text:style-name="T8">Note:</text:span><text:span text:style-name="T7"> Entry must be capitalized and surrounded by single quotes.</text:span></text:p>
        </text:list-item>
      </text:list>
      <text:p text:style-name="P33"/>
      <text:list xml:id="list712774610" text:continue-numbering="true" text:style-name="L5">
        <text:list-item>
          <text:p text:style-name="P53">END_LEVEL</text:p>
        </text:list-item>
        <text:list-item>
          <text:p text:style-name="P28"><text:span text:style-name="T23">Use:</text:span><text:span text:style-name="T27"> Indicate the data level to which your data files will be processed.</text:span></text:p>
        </text:list-item>
        <text:list-item>
          <text:p text:style-name="P28"><text:span text:style-name="T23">Valid entries:</text:span><text:span text:style-name="T27"> </text:span></text:p>
        </text:list-item>
        <text:list-item>
          <text:p text:style-name="P56"><text:span text:style-name="T23">'2':</text:span><text:span text:style-name="T27"> Your data files will be processed to Level-2.</text:span></text:p>
        </text:list-item>
        <text:list-item>
          <text:p text:style-name="P56"><text:span text:style-name="T23">'3'</text:span><text:span text:style-name="T27">: Your data files will be processed to Level-3.</text:span></text:p>
        </text:list-item>
        <text:list-item>
          <text:p text:style-name="P28"><text:span text:style-name="T23">Example:</text:span><text:span text:style-name="T27"> Indicate that your data files will be processed to Level-3:</text:span></text:p>
          <text:p text:style-name="P59">END_LEVEL='3'</text:p>
        </text:list-item>
        <text:list-item>
          <text:p text:style-name="P28"><text:span text:style-name="T23">Note:</text:span><text:span text:style-name="T27"> START_LEVEL (see above) and END_LEVEL cannot be set to the same value.</text:span></text:p>
        </text:list-item>
        <text:list-item>
          <text:p text:style-name="P28"><text:soft-page-break/><text:span text:style-name="T8">Note:</text:span><text:span text:style-name="T7"> Entry must be capitalized and surrounded by single quotes.</text:span></text:p>
        </text:list-item>
      </text:list>
      <text:p text:style-name="P25"><text:span text:style-name="T7"/></text:p>
      <text:p text:style-name="P12">If PROCESS is set to 'YES', and processing involves processing from Level-1 to Level-2</text:p>
      <text:p text:style-name="P12"><text:span text:style-name="T7"/></text:p>
      <text:p text:style-name="P13">The following processing parameters must be specified if your data files will be processed from </text:p>
      <text:p text:style-name="P13">Level-1A to Level-2 when they are processed to successive data levels:</text:p>
      <text:p text:style-name="P13"><text:span text:style-name="T27"/></text:p>
      <text:p text:style-name="P12"/>
      <text:p text:style-name="P12"/>
      <text:p text:style-name="P12"/>
      <text:p text:style-name="P12"/>
      <text:p text:style-name="P12"/>
      <text:p text:style-name="P12"/>
      <text:p text:style-name="P12">If PROCESS is set to 'YES', and processing involves processing from Level-2 to Level-3</text:p>
      <text:p text:style-name="P12"><text:span text:style-name="T7"/></text:p>
      <text:p text:style-name="P13">The following processing parameters must be specified if your data files will be processed from </text:p>
      <text:p text:style-name="P50"><text:span text:style-name="T7">Level-2 to Level-3 when they are processed to successive data levels:</text:span></text:p>
      <text:p text:style-name="P50"><text:span text:style-name="T7"/></text:p>
      <text:list xml:id="list2161018623" text:style-name="L10">
        <text:list-item>
          <text:p text:style-name="P54"><text:span text:style-name="T5">MODIS_SST</text:span></text:p>
        </text:list-item>
        <text:list-item>
          <text:p text:style-name="P36"><text:span text:style-name="T5">Use: </text:span><text:span text:style-name="T7">Indicate if your data files are MODIS Level-2 SST files, and if so, the type. It is only necessary to specify this processing parameter if your data files are MODIS (SENSOR is set to 'AQUA' or 'TERRA'.</text:span></text:p>
        </text:list-item>
        <text:list-item>
          <text:p text:style-name="P36"><text:span text:style-name="T5">Valid entries:</text:span></text:p>
        </text:list-item>
        <text:list-item>
          <text:p text:style-name="P60"><text:span text:style-name="T5">'NO':</text:span><text:span text:style-name="T7"> MODIS Level-2 Ocean Color files.</text:span></text:p>
        </text:list-item>
        <text:list-item>
          <text:p text:style-name="P60"><text:span text:style-name="T5">'SST':</text:span><text:span text:style-name="T7"> MODIS Level-2 daytime SST (11 micron) files.</text:span></text:p>
        </text:list-item>
        <text:list-item>
          <text:p text:style-name="P57"><text:span text:style-name="T8">'NSST': </text:span><text:span text:style-name="T7">MODIS Level-2 nighttime SST (11 micron) files.</text:span></text:p>
        </text:list-item>
        <text:list-item>
          <text:p text:style-name="P57"><text:span text:style-name="T8">'SST4': </text:span><text:span text:style-name="T7">MODIS Level-2 SST4 (4 micron) files.</text:span></text:p>
        </text:list-item>
        <text:list-item>
          <text:p text:style-name="P30"><text:span text:style-name="T8">Example:</text:span><text:span text:style-name="T7"> Indicate that your data files are MODIS Level-2 nighttime SST (11 micron) files:</text:span></text:p>
          <text:p text:style-name="P57"><text:span text:style-name="T7">MODIS_SST='NSST'</text:span></text:p>
        </text:list-item>
        <text:list-item>
          <text:p text:style-name="P30"><text:span text:style-name="T8">Note:</text:span><text:span text:style-name="T7"> Entry must be capitalized and surrounded by single quotes.</text:span></text:p>
        </text:list-item>
      </text:list>
      <text:p text:style-name="P25"><text:span text:style-name="T7"/></text:p>
      <text:list xml:id="list1521594078" text:continue-numbering="true" text:style-name="L10">
        <text:list-item>
          <text:p text:style-name="P54"><text:span text:style-name="T5">YEAR</text:span></text:p>
        </text:list-item>
        <text:list-item>
          <text:p text:style-name="P30"><text:span text:style-name="T8">Use:</text:span><text:span text:style-name="T7"> Indicate the year of your data files.</text:span></text:p>
        </text:list-item>
        <text:list-item>
          <text:p text:style-name="P36"><text:span text:style-name="T5">Valid entries:</text:span></text:p>
        </text:list-item>
        <text:list-item>
          <text:p text:style-name="P57"><text:span text:style-name="T8">1998-2011:</text:span><text:span text:style-name="T7"> SeaWiFS files (SENSOR is set to 'SEAWIFS').</text:span></text:p>
        </text:list-item>
        <text:list-item>
          <text:p text:style-name="P57"><text:span text:style-name="T8">2002-present:</text:span><text:span text:style-name="T7"> MODIS-Aqua files (SENSOR is set to 'AQUA').</text:span></text:p>
        </text:list-item>
        <text:list-item>
          <text:p text:style-name="P57"><text:span text:style-name="T8">2002-present:</text:span><text:span text:style-name="T7"> MODIS-Terra files (SENSOR is set to 'TERRA').</text:span></text:p>
        </text:list-item>
        <text:list-item>
          <text:p text:style-name="P30"><text:span text:style-name="T8">Example:</text:span><text:span text:style-name="T7"> Indicate that your data files are from 2005:</text:span></text:p>
          <text:p text:style-name="P57"><text:span text:style-name="T7">YEAR='2005'</text:span></text:p>
        </text:list-item>
        <text:list-item>
          <text:p text:style-name="P30"><text:span text:style-name="T8">Note:</text:span><text:span text:style-name="T7"> Entry must be capitalized and surrounded by single quotes.</text:span></text:p>
        </text:list-item>
      </text:list>
      <text:p text:style-name="P50"><text:span text:style-name="T7"/></text:p>
      <text:list xml:id="list854769536" text:style-name="L9">
        <text:list-item>
          <text:p text:style-name="P52"><text:span text:style-name="T23">SPATIAL_BINS</text:span></text:p>
        </text:list-item>
        <text:list-item>
          <text:p text:style-name="P29"><text:span text:style-name="T23">Use:</text:span><text:span text:style-name="T27"> Indicate the spatial resolutions (km) to which your data files will be binned.</text:span></text:p>
        </text:list-item>
      </text:list>
      <text:list xml:id="list1778907244" text:continue-list="list712774610" text:style-name="L5">
        <text:list-item>
          <text:p text:style-name="P28"><text:span text:style-name="T23">Valid entries: </text:span></text:p>
        </text:list-item>
        <text:list-item>
          <text:p text:style-name="P56"><text:span text:style-name="T23">'H':</text:span><text:span text:style-name="T27"> .5 km</text:span></text:p>
        </text:list-item>
        <text:list-item>
          <text:p text:style-name="P56"><text:span text:style-name="T23">'1':</text:span><text:span text:style-name="T27"> 1 km</text:span></text:p>
        </text:list-item>
        <text:list-item>
          <text:p text:style-name="P56"><text:soft-page-break/><text:span text:style-name="T23">'2':</text:span><text:span text:style-name="T27"> 2 km </text:span></text:p>
        </text:list-item>
        <text:list-item>
          <text:p text:style-name="P56"><text:span text:style-name="T23">'4':</text:span><text:span text:style-name="T27"> 4 km</text:span></text:p>
        </text:list-item>
        <text:list-item>
          <text:p text:style-name="P56"><text:span text:style-name="T23">'9':</text:span><text:span text:style-name="T27"> 9 km</text:span></text:p>
        </text:list-item>
        <text:list-item>
          <text:p text:style-name="P56"><text:span text:style-name="T23">'36':</text:span><text:span text:style-name="T27"> 36 km</text:span></text:p>
        </text:list-item>
        <text:list-item>
          <text:p text:style-name="P28"><text:span text:style-name="T23">Example:</text:span><text:span text:style-name="T27"> Indicate that your data files will be spatially binned to 1 km:</text:span></text:p>
          <text:p text:style-name="P59">SPATIAL_BINS=('1')</text:p>
        </text:list-item>
        <text:list-item>
          <text:p text:style-name="P28"><text:span text:style-name="T23">Example:</text:span><text:span text:style-name="T27"> Indicate that your data files will be spatially binned to .5, 1, 2, and 4 km:</text:span></text:p>
          <text:p text:style-name="P56"><text:span text:style-name="T27">SPATIAL_BINS=('H' '1' '2' '4')</text:span></text:p>
        </text:list-item>
        <text:list-item>
          <text:p text:style-name="P37"><text:span text:style-name="T8">Note:</text:span><text:span text:style-name="T5"> Each entry must be surrounded by single quotes. Multiple entries must be separated by a space. The entire term must be surrounded by soft brackets.</text:span></text:p>
          <text:p text:style-name="P49"><text:span text:style-name="T8"/></text:p>
        </text:list-item>
        <text:list-item>
          <text:p text:style-name="P53">TEMPORAL_BINS</text:p>
        </text:list-item>
        <text:list-item>
          <text:p text:style-name="P28"><text:span text:style-name="T23">Use:</text:span><text:span text:style-name="T27"> Indicate the temporal resolutions to which your data files will be binned.</text:span></text:p>
        </text:list-item>
        <text:list-item>
          <text:p text:style-name="P28"><text:span text:style-name="T23">Valid entries: </text:span></text:p>
        </text:list-item>
        <text:list-item>
          <text:p text:style-name="P56"><text:span text:style-name="T23">'*D':</text:span><text:span text:style-name="T27"> Where * ranges from 1 to 365 (366 if YEAR is a leap year) and indicates the number of days of which the temporal bin consists.</text:span></text:p>
        </text:list-item>
        <text:list-item>
          <text:p text:style-name="P56"><text:span text:style-name="T23">'MONTH':</text:span><text:span text:style-name="T27"> Construct monthly temporal bins.</text:span></text:p>
        </text:list-item>
        <text:list-item>
          <text:p text:style-name="P56"><text:span text:style-name="T23">'NS': </text:span><text:span text:style-name="T27">Construct a “non-standard” temporal bin by binning together all of the data files.</text:span></text:p>
        </text:list-item>
        <text:list-item>
          <text:p text:style-name="P28"><text:span text:style-name="T23">Example:</text:span><text:span text:style-name="T27"> Indicate that your data files will be temporally binned to 8-day bins:</text:span></text:p>
          <text:p text:style-name="P59">TEMPORAL_BINS=('8D')</text:p>
        </text:list-item>
        <text:list-item>
          <text:p text:style-name="P28"><text:span text:style-name="T23">Example:</text:span><text:span text:style-name="T27"> Indicate that your data files will be temporally binned to 1-day, 7-day, monthly, and non-standard bins:</text:span></text:p>
          <text:p text:style-name="P56"><text:span text:style-name="T27">SPATIAL_BINS=('1D' '7D' 'MONTH' 'NS')</text:span></text:p>
        </text:list-item>
        <text:list-item>
          <text:p text:style-name="P35"><text:span text:style-name="T23">Note:</text:span> Each entry must be surrounded by single quotes. Multiple entries must be separated by a space. The entire term must be surrounded by soft brackets.</text:p>
        </text:list-item>
      </text:list>
      <text:p text:style-name="P13"/>
      <text:list xml:id="list1409223148" text:continue-numbering="true" text:style-name="L5">
        <text:list-item>
          <text:p text:style-name="P53">L2BIN_PARAMETER_FILE</text:p>
        </text:list-item>
        <text:list-item>
          <text:p text:style-name="P28"><text:span text:style-name="T23">Use:</text:span><text:span text:style-name="T27"> Indicate the parameter file that will be input to the SeaDAS script l2bin, which spatially bins the data files.</text:span></text:p>
        </text:list-item>
        <text:list-item>
          <text:p text:style-name="P28"><text:span text:style-name="T23">Valid entries: </text:span></text:p>
        </text:list-item>
        <text:list-item>
          <text:p text:style-name="P59"><text:span text:style-name="T23">'DEFAULT'</text:span>: The default l2bin parameter file will be input (see $SEABATCH/sub/par/l2bin)</text:p>
        </text:list-item>
        <text:list-item>
          <text:p text:style-name="P56"><text:span text:style-name="T23">'*': </text:span><text:span text:style-name="T27">A user-constructed l2bin parameter file named * will be input.</text:span></text:p>
        </text:list-item>
        <text:list-item>
          <text:p text:style-name="P28"><text:span text:style-name="T23">Example:</text:span><text:span text:style-name="T27"> Indicate that the default l2bin parameter file will be input:</text:span></text:p>
          <text:p text:style-name="P59">L2BIN_PARAMETER_FILE=('DEFAULT')</text:p>
        </text:list-item>
        <text:list-item>
          <text:p text:style-name="P28"><text:span text:style-name="T23">Example:</text:span><text:span text:style-name="T27"> Indicate that the user-constructed l2bin parameter file </text:span><text:span text:style-name="T14">user_constructed_l2bin.par</text:span><text:span text:style-name="T27"> will be input:</text:span></text:p>
          <text:p text:style-name="P56"><text:span text:style-name="T27">L2BIN_PARAMETER_FILE='</text:span><text:span text:style-name="T21">user_constructed_l2bin.par</text:span><text:span text:style-name="T27">'</text:span></text:p>
        </text:list-item>
        <text:list-item>
          <text:p text:style-name="P28"><text:span text:style-name="T8">Note:</text:span><text:span text:style-name="T7"> Entry must surrounded by single quotes.</text:span></text:p>
          <text:p text:style-name="P28"><text:span text:style-name="T7"/></text:p>
        </text:list-item>
        <text:list-item>
          <text:p text:style-name="P53">L2BIN_PARAMETER_FILE</text:p>
        </text:list-item>
        <text:list-item>
          <text:p text:style-name="P28"><text:span text:style-name="T23">Use:</text:span><text:span text:style-name="T27"> Indicate the parameter file that will be input to the SeaDAS script l3bin, which temporally bins the data files.</text:span></text:p>
        </text:list-item>
        <text:list-item>
          <text:p text:style-name="P28"><text:span text:style-name="T23">Valid entries: </text:span></text:p>
        </text:list-item>
        <text:list-item>
          <text:p text:style-name="P59"><text:span text:style-name="T23">'DEFAULT'</text:span>: The default l3bin parameter file will be input (see $SEABATCH/sub/par/l3bin)</text:p>
        </text:list-item>
        <text:list-item>
          <text:p text:style-name="P56"><text:soft-page-break/><text:span text:style-name="T23">'*': </text:span><text:span text:style-name="T27">A user-constructed l3bin parameter file named * will be input.</text:span></text:p>
        </text:list-item>
        <text:list-item>
          <text:p text:style-name="P28"><text:span text:style-name="T23">Example:</text:span><text:span text:style-name="T27"> Indicate that the default l3bin parameter file will be input:</text:span></text:p>
          <text:p text:style-name="P59">L3BIN_PARAMETER_FILE=('DEFAULT')</text:p>
        </text:list-item>
        <text:list-item>
          <text:p text:style-name="P28"><text:span text:style-name="T23">Example:</text:span><text:span text:style-name="T27"> Indicate that the user-constructed l3bin parameter file </text:span><text:span text:style-name="T14">user_constructed_l3bin.par</text:span><text:span text:style-name="T27"> will be input:</text:span></text:p>
          <text:p text:style-name="P56"><text:span text:style-name="T27">L3BIN_PARAMETER_FILE='</text:span><text:span text:style-name="T21">user_constructed_l3bin.par</text:span><text:span text:style-name="T27">'</text:span></text:p>
        </text:list-item>
        <text:list-item>
          <text:p text:style-name="P28"><text:span text:style-name="T8">Note:</text:span><text:span text:style-name="T7"> Entry must surrounded by single quotes.</text:span></text:p>
        </text:list-item>
      </text:list>
      <text:p text:style-name="P13"><text:span text:style-name="T7"/></text:p>
      <text:p text:style-name="P13"><text:span text:style-name="T7"/></text:p>
      <text:p text:style-name="P44"/>
      <text:p text:style-name="P13"><text:span text:style-name="T7"/></text:p>
      <text:p text:style-name="P13"/>
      <text:p text:style-name="P7"/>
      <text:p text:style-name="P4"/>
      <text:p text:style-name="P4"/>
      <text:p text:style-name="P5"/>
      <text:p text:style-name="P5"/>
      <text:p text:style-name="P7"/>
      <text:p text:style-name="P7"/>
      <text:list xml:id="list1556020321" text:style-name="L6">
        <text:list-header>
          <text:p text:style-name="P18"/>
          <text:p text:style-name="P18"/>
        </text:list-header>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Brown</meta:initial-creator>
    <meta:creation-date>2011-07-09T23:43:17</meta:creation-date>
    <dc:date>2011-08-17T19:21:10</dc:date>
    <dc:creator>Michael Brown</dc:creator>
    <meta:editing-duration>PT16H4M54S</meta:editing-duration>
    <meta:editing-cycles>23</meta:editing-cycles>
    <meta:generator>OpenOffice.org/3.3$Unix OpenOffice.org_project/330m20$Build-9567</meta:generator>
    <meta:document-statistic meta:table-count="0" meta:image-count="0" meta:object-count="0" meta:page-count="6" meta:paragraph-count="164" meta:word-count="1747" meta:character-count="10525"/>
  </office:meta>
</office:document-meta>
</file>